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8.2555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663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 table:print-ranges="Sheet1.A3:Sheet1.C1048576 Sheet1.A3:Sheet1.C1048576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/>
          <table:table-cell table:style-name="ce1" office:value-type="string" calcext:value-type="string">
            <text:p>Jingyi Tay, A99014740, cs12wam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Prob 1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Array contents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since A[0] &lt;= A[7], i=i+1=-1+1=0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we then exchange A[i] w/ A[j], A[0] w/ A[0]</text:p>
          </table:table-cell>
          <table:table-cell table:style-name="ce2" office:value-type="string" calcext:value-type="string">
            <text:p>[1,5,3,2,0,4,6,8]</text:p>
          </table:table-cell>
        </table:table-row>
        <table:table-row table:style-name="ro2">
          <table:table-cell/>
          <table:table-cell table:style-name="ce5"/>
          <table:table-cell table:style-name="ce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ince A[1]&lt;= 8, i=i+1=0+1=1</text:p>
          </table:table-cell>
          <table:table-cell table:style-name="Default"/>
        </table:table-row>
        <table:table-row table:style-name="ro2">
          <table:table-cell table:style-name="ce2"/>
          <table:table-cell table:style-name="ce5" office:value-type="string" calcext:value-type="string">
            <text:p>we then exchange A[i] w/ A[j], A[1] w/ A[1]</text:p>
          </table:table-cell>
          <table:table-cell office:value-type="string" calcext:value-type="string">
            <text:p>[1,5,3,2,0,4,6,8]</text:p>
          </table:table-cell>
        </table:table-row>
        <table:table-row table:style-name="ro2">
          <table:table-cell table:style-name="ce2"/>
          <table:table-cell table:style-name="ce5"/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ince A[2]&lt;=8,i=i+1=1+1=2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we exchange A[i] w/ A[j], A[2] w/ A[2]</text:p>
          </table:table-cell>
          <table:table-cell office:value-type="string" calcext:value-type="string">
            <text:p>[1,5,3,2,0,4,6,8]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ince A[3]&lt;=8, i=i+1=2+1=3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we exchange A[i] w/ A[j], A[3] w/ A[3]</text:p>
          </table:table-cell>
          <table:table-cell office:value-type="string" calcext:value-type="string">
            <text:p>[1,5,3,2,0,4,6,8]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ince A[4]&lt;=8,i=i+1=3+1=4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we exchange A[i] w/ A[j], A[4] w/ A[4]</text:p>
          </table:table-cell>
          <table:table-cell office:value-type="string" calcext:value-type="string">
            <text:p>[1,5,3,2,0,4,6,8]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ince A[5]&lt;=8, i=i+1=4+1=5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we exchange A[i] w/ A[j], A[5] w/ A[5]</text:p>
          </table:table-cell>
          <table:table-cell office:value-type="string" calcext:value-type="string">
            <text:p>[1,5,3,2,0,4,6,8]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ince A[6]&lt;=8,i=i+1=5+1=6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we exchange A[i] w/ A[j], A[6] w/ A[6]</text:p>
          </table:table-cell>
          <table:table-cell office:value-type="string" calcext:value-type="string">
            <text:p>[1,5,3,2,0,4,6,8]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out of for loop, A[7] exchange with A[7], result array is the sam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tition returns i+1=6+1=7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calcext:value-type="string">
            <text:p>Prob 2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election sort</text:p>
          </table:table-cell>
          <table:table-cell/>
        </table:table-row>
        <table:table-row table:style-name="ro2">
          <table:table-cell office:value-type="string" calcext:value-type="string">
            <text:p>1st </text:p>
          </table:table-cell>
          <table:table-cell office:value-type="string" calcext:value-type="string">
            <text:p>[5,7,1,9,45,23,7]</text:p>
          </table:table-cell>
          <table:table-cell/>
        </table:table-row>
        <table:table-row table:style-name="ro2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[45,7,1,9,5,23,7]</text:p>
          </table:table-cell>
          <table:table-cell/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[45,23,1,9,5,7,7]</text:p>
          </table:table-cell>
          <table:table-cell/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[45,23,9,1,5,7,7]</text:p>
          </table:table-cell>
          <table:table-cell/>
        </table:table-row>
        <table:table-row table:style-name="ro2"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[45,23,9,7,5,1,7]</text:p>
          </table:table-cell>
          <table:table-cell/>
        </table:table-row>
        <table:table-row table:style-name="ro2"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[45,23,9,7,7,1,5]</text:p>
          </table:table-cell>
          <table:table-cell/>
        </table:table-row>
        <table:table-row table:style-name="ro2"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[45,23,9,7,7,5,1]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insertion sort</text:p>
          </table:table-cell>
          <table:table-cell/>
        </table:table-row>
        <table:table-row table:style-name="ro2">
          <table:table-cell office:value-type="string" calcext:value-type="string">
            <text:p>1st </text:p>
          </table:table-cell>
          <table:table-cell office:value-type="string" calcext:value-type="string">
            <text:p>[7,5,1,9,45,23,7]</text:p>
          </table:table-cell>
          <table:table-cell/>
        </table:table-row>
        <table:table-row table:style-name="ro2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[7,5,1,9,45,23,7]</text:p>
          </table:table-cell>
          <table:table-cell/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[9,7,5,1,45,23,7]</text:p>
          </table:table-cell>
          <table:table-cell/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[45,9,7,5,1,23,7]</text:p>
          </table:table-cell>
          <table:table-cell/>
        </table:table-row>
        <table:table-row table:style-name="ro2"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[45,23,9,7,5,1,7]</text:p>
          </table:table-cell>
          <table:table-cell/>
        </table:table-row>
        <table:table-row table:style-name="ro2"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[45,23,9,7,7,5,1]</text:p>
          </table:table-cell>
          <table:table-cell/>
        </table:table-row>
        <table:table-row table:style-name="ro2">
          <table:table-cell office:value-type="string" calcext:value-type="string">
            <text:p>7<text:span text:style-name="T1">th</text:span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ubble sort</text:p>
          </table:table-cell>
          <table:table-cell/>
        </table:table-row>
        <table:table-row table:style-name="ro2">
          <table:table-cell office:value-type="string" calcext:value-type="string">
            <text:p>1<text:span text:style-name="T1">st</text:span> </text:p>
          </table:table-cell>
          <table:table-cell office:value-type="string" calcext:value-type="string">
            <text:p>[5,7,7,9,23,45,1]</text:p>
          </table:table-cell>
          <table:table-cell/>
        </table:table-row>
        <table:table-row table:style-name="ro2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[7,7,9,23,45,5,1]</text:p>
          </table:table-cell>
          <table:table-cell/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[7,9,23,45,7,5,1]</text:p>
          </table:table-cell>
          <table:table-cell/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[9,23,45,7,7,5,1]</text:p>
          </table:table-cell>
          <table:table-cell/>
        </table:table-row>
        <table:table-row table:style-name="ro2"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[23,45,9,7,7,5,1]</text:p>
          </table:table-cell>
          <table:table-cell/>
        </table:table-row>
        <table:table-row table:style-name="ro2"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[45,23,9,7,7,5,1]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calcext:value-type="string">
            <text:p>prob3</text:p>
          </table:table-cell>
          <table:table-cell office:value-type="string" calcext:value-type="string">
            <text:p>For (i=1 to n) {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20"/>Initialize storeIndex to keep track of the next index to replace with negative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20"/>If negative found, switch the element at i with element at storeInde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20"/>Increment storeInde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turn arranged array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calcext:value-type="string">
            <text:p>prob4</text:p>
          </table:table-cell>
          <table:table-cell office:value-type="string" calcext:value-type="string">
            <text:p>1. not efficient to sort 1<text:span text:style-name="T1">st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 (i=1 to size_of_array) {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9"/>If (elem_In_Index_Of_array &gt; elem_stored_in_var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17"/>elem_stored_in_var = elem_In_Index_Of_arra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turn elem_stored_in_va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6" office:value-type="string" calcext:value-type="string">
            <text:p>2. <text:s/>efficient to sort, because to find mode I have to find out the maximum repetition of each value; thus 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<text:s text:c="4"/>in this case, it is better to sort the values within the arra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5"/>than to create a new array the size of the unsorted array just to store the count of each value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3. efficient to sort because to find the median number we have to put all the elements in a order 1<text:span text:style-name="T1">st</text:span>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and if the total number of elements are odd, the median is the middle number; 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else the median will be the mean of the two central numbe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. not efficient to sor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 (i=1 to size_of_array) {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12"/>If (array[i] == particular_item){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20"/>Increment particular_item_c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12"/>}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turn particular_item_coun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5.not efficient to sor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 (i=1 to size_of_array) {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19"/>If ( array[i] &lt; store_min_value ){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2"/>store_min_value = array[i]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18"/>}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turn store_min_valu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="80%" style:writing-mode="lr-tb" style:print="charts drawing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4:22:11.569568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58:00.585389304</meta:creation-date>
    <dc:date>2017-02-13T14:24:59.949825062</dc:date>
    <meta:editing-duration>PT2H28M23S</meta:editing-duration>
    <meta:editing-cycles>23</meta:editing-cycles>
    <meta:generator>LibreOffice/4.2.8.2$Linux_X86_64 LibreOffice_project/420m0$Build-2</meta:generator>
    <meta:document-statistic meta:table-count="1" meta:cell-count="115" meta:object-count="0"/>
  </office:meta>
</office:document-meta>
</file>